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Text_20_body">
      <style:text-properties officeooo:rsid="0021897a" officeooo:paragraph-rsid="0021897a"/>
    </style:style>
    <style:style style:name="P5" style:family="paragraph" style:parent-style-name="Text_20_body">
      <style:text-properties officeooo:rsid="0022ee21" officeooo:paragraph-rsid="0022ee21"/>
    </style:style>
    <style:style style:name="P6" style:family="paragraph" style:parent-style-name="Text_20_body">
      <style:text-properties officeooo:paragraph-rsid="0024040f"/>
    </style:style>
    <style:style style:name="P7" style:family="paragraph" style:parent-style-name="Text_20_body">
      <style:text-properties officeooo:rsid="002778cf" officeooo:paragraph-rsid="002778cf"/>
    </style:style>
    <style:style style:name="P8" style:family="paragraph" style:parent-style-name="Text_20_body">
      <style:text-properties officeooo:rsid="002bc356" officeooo:paragraph-rsid="002bc356"/>
    </style:style>
    <style:style style:name="P9" style:family="paragraph" style:parent-style-name="Text_20_body">
      <style:text-properties officeooo:rsid="002c5607" officeooo:paragraph-rsid="002c5607"/>
    </style:style>
    <style:style style:name="P10" style:family="paragraph" style:parent-style-name="Text_20_body">
      <style:text-properties officeooo:rsid="002dcceb" officeooo:paragraph-rsid="002dcceb"/>
    </style:style>
    <style:style style:name="P11" style:family="paragraph" style:parent-style-name="Text_20_body">
      <style:text-properties officeooo:rsid="002f5086" officeooo:paragraph-rsid="002f5086"/>
    </style:style>
    <style:style style:name="P12" style:family="paragraph" style:parent-style-name="Text_20_body">
      <style:text-properties officeooo:rsid="003514f5" officeooo:paragraph-rsid="003514f5"/>
    </style:style>
    <style:style style:name="P13" style:family="paragraph" style:parent-style-name="Text_20_body">
      <style:text-properties officeooo:rsid="003514f5" officeooo:paragraph-rsid="0038d088"/>
    </style:style>
    <style:style style:name="P14" style:family="paragraph" style:parent-style-name="Text_20_body">
      <style:text-properties officeooo:rsid="0038d088" officeooo:paragraph-rsid="0038d088"/>
    </style:style>
    <style:style style:name="P15" style:family="paragraph" style:parent-style-name="Text_20_body">
      <style:text-properties officeooo:rsid="0038d088" officeooo:paragraph-rsid="00450073"/>
    </style:style>
    <style:style style:name="P16" style:family="paragraph" style:parent-style-name="Text_20_body">
      <style:text-properties officeooo:rsid="0054101b" officeooo:paragraph-rsid="0054101b"/>
    </style:style>
    <style:style style:name="P17" style:family="paragraph" style:parent-style-name="Text_20_body">
      <style:text-properties officeooo:rsid="0058904b" officeooo:paragraph-rsid="0058904b"/>
    </style:style>
    <style:style style:name="P18" style:family="paragraph" style:parent-style-name="Text_20_body">
      <style:text-properties officeooo:rsid="005a6b08" officeooo:paragraph-rsid="005a6b08"/>
    </style:style>
    <style:style style:name="P19" style:family="paragraph" style:parent-style-name="Text_20_body">
      <style:text-properties officeooo:rsid="005a6b08" officeooo:paragraph-rsid="0092ed8c"/>
    </style:style>
    <style:style style:name="P20" style:family="paragraph" style:parent-style-name="Text_20_body">
      <style:text-properties officeooo:rsid="005b605e" officeooo:paragraph-rsid="005b605e"/>
    </style:style>
    <style:style style:name="P21" style:family="paragraph" style:parent-style-name="Text_20_body">
      <style:text-properties officeooo:rsid="005b605e" officeooo:paragraph-rsid="005c808a"/>
    </style:style>
    <style:style style:name="P22" style:family="paragraph" style:parent-style-name="Text_20_body">
      <style:text-properties officeooo:rsid="005c808a" officeooo:paragraph-rsid="005c808a"/>
    </style:style>
    <style:style style:name="P23" style:family="paragraph" style:parent-style-name="Text_20_body">
      <style:text-properties officeooo:rsid="005f9cd9" officeooo:paragraph-rsid="00637dea"/>
    </style:style>
    <style:style style:name="P24" style:family="paragraph" style:parent-style-name="Text_20_body">
      <style:text-properties officeooo:rsid="005f9cd9" officeooo:paragraph-rsid="005f9cd9"/>
    </style:style>
    <style:style style:name="P25" style:family="paragraph" style:parent-style-name="Text_20_body">
      <style:text-properties officeooo:rsid="0060af6a" officeooo:paragraph-rsid="0060af6a"/>
    </style:style>
    <style:style style:name="P26" style:family="paragraph" style:parent-style-name="Text_20_body">
      <style:text-properties officeooo:rsid="0060af6a" officeooo:paragraph-rsid="00698848"/>
    </style:style>
    <style:style style:name="P27" style:family="paragraph" style:parent-style-name="Text_20_body">
      <style:text-properties officeooo:rsid="0060af6a" officeooo:paragraph-rsid="006c68a0"/>
    </style:style>
    <style:style style:name="P28" style:family="paragraph" style:parent-style-name="Text_20_body">
      <style:text-properties officeooo:rsid="0060af6a" officeooo:paragraph-rsid="0095740a"/>
    </style:style>
    <style:style style:name="P29" style:family="paragraph" style:parent-style-name="Text_20_body">
      <style:text-properties officeooo:rsid="0073488f" officeooo:paragraph-rsid="0073488f"/>
    </style:style>
    <style:style style:name="P30" style:family="paragraph" style:parent-style-name="Text_20_body">
      <style:text-properties officeooo:rsid="0076cdb3" officeooo:paragraph-rsid="0076cdb3"/>
    </style:style>
    <style:style style:name="P31" style:family="paragraph" style:parent-style-name="Text_20_body">
      <style:text-properties officeooo:rsid="0071536f" officeooo:paragraph-rsid="0071536f"/>
    </style:style>
    <style:style style:name="P32" style:family="paragraph" style:parent-style-name="Text_20_body">
      <style:text-properties officeooo:rsid="00962f1a" officeooo:paragraph-rsid="00982d63"/>
    </style:style>
    <style:style style:name="P33" style:family="paragraph" style:parent-style-name="Text_20_body">
      <style:text-properties officeooo:rsid="00982d63" officeooo:paragraph-rsid="00982d63"/>
    </style:style>
    <style:style style:name="P34" style:family="paragraph" style:parent-style-name="Text_20_body">
      <style:text-properties officeooo:rsid="005df63a" officeooo:paragraph-rsid="00a044e3"/>
    </style:style>
    <style:style style:name="P35" style:family="paragraph" style:parent-style-name="Text_20_body">
      <style:text-properties officeooo:rsid="0060af6a" officeooo:paragraph-rsid="00ac4d03"/>
    </style:style>
    <style:style style:name="P36" style:family="paragraph" style:parent-style-name="Text_20_body">
      <style:text-properties officeooo:rsid="0032fd13" officeooo:paragraph-rsid="00b27c4e"/>
    </style:style>
    <style:style style:name="P37" style:family="paragraph" style:parent-style-name="Text_20_body">
      <style:text-properties officeooo:rsid="00339f51" officeooo:paragraph-rsid="00b27c4e"/>
    </style:style>
    <style:style style:name="P38" style:family="paragraph" style:parent-style-name="Text_20_body">
      <style:text-properties officeooo:rsid="003b7b31" officeooo:paragraph-rsid="00bfe021"/>
    </style:style>
    <style:style style:name="P39" style:family="paragraph" style:parent-style-name="Text_20_body">
      <style:text-properties officeooo:rsid="0036d419" officeooo:paragraph-rsid="0036d419"/>
    </style:style>
    <style:style style:name="P40" style:family="paragraph" style:parent-style-name="Text_20_body">
      <style:text-properties officeooo:rsid="0036d419" officeooo:paragraph-rsid="00bfe021"/>
    </style:style>
    <style:style style:name="P41" style:family="paragraph" style:parent-style-name="Text_20_body">
      <style:text-properties officeooo:rsid="0036d419" officeooo:paragraph-rsid="00c2e138"/>
    </style:style>
    <style:style style:name="P42" style:family="paragraph" style:parent-style-name="Text_20_body">
      <style:text-properties officeooo:rsid="004ad96a" officeooo:paragraph-rsid="00c3b299"/>
    </style:style>
    <style:style style:name="P43" style:family="paragraph" style:parent-style-name="Text_20_body">
      <style:text-properties officeooo:rsid="00538f30" officeooo:paragraph-rsid="00c3b299"/>
    </style:style>
    <style:style style:name="P44" style:family="paragraph" style:parent-style-name="Text_20_body">
      <style:text-properties officeooo:rsid="004a66b7" officeooo:paragraph-rsid="00c3b299"/>
    </style:style>
    <style:style style:name="P45" style:family="paragraph" style:parent-style-name="Text_20_body">
      <style:text-properties officeooo:rsid="004ec5f5" officeooo:paragraph-rsid="00c3b299"/>
    </style:style>
    <style:style style:name="P46" style:family="paragraph" style:parent-style-name="Text_20_body">
      <style:text-properties officeooo:rsid="0050edba" officeooo:paragraph-rsid="00c3b299"/>
    </style:style>
    <style:style style:name="P47" style:family="paragraph" style:parent-style-name="Text_20_body">
      <style:text-properties officeooo:rsid="004b95fb" officeooo:paragraph-rsid="00c3b299"/>
    </style:style>
    <style:style style:name="P48" style:family="paragraph" style:parent-style-name="Text_20_body">
      <style:text-properties officeooo:rsid="004b95fb" officeooo:paragraph-rsid="00c48275"/>
    </style:style>
    <style:style style:name="P49" style:family="paragraph" style:parent-style-name="Text_20_body">
      <style:text-properties officeooo:rsid="004f93fd" officeooo:paragraph-rsid="00c48275"/>
    </style:style>
    <style:style style:name="P50" style:family="paragraph" style:parent-style-name="Text_20_body">
      <style:text-properties officeooo:rsid="0049f6e0" officeooo:paragraph-rsid="00c48275"/>
    </style:style>
    <style:style style:name="P51" style:family="paragraph" style:parent-style-name="Text_20_body">
      <style:text-properties officeooo:rsid="004a8b33" officeooo:paragraph-rsid="00c48275"/>
    </style:style>
    <style:style style:name="P52" style:family="paragraph" style:parent-style-name="Text_20_body">
      <style:text-properties officeooo:rsid="005eca41" officeooo:paragraph-rsid="005eca41"/>
    </style:style>
    <style:style style:name="P53" style:family="paragraph" style:parent-style-name="Heading_20_2">
      <style:text-properties officeooo:rsid="0021897a" officeooo:paragraph-rsid="0021897a"/>
    </style:style>
    <style:style style:name="P54" style:family="paragraph" style:parent-style-name="Heading_20_2">
      <style:text-properties officeooo:rsid="0022976d" officeooo:paragraph-rsid="0022976d"/>
    </style:style>
    <style:style style:name="P55" style:family="paragraph" style:parent-style-name="Heading_20_2">
      <style:text-properties officeooo:rsid="0038d088" officeooo:paragraph-rsid="0038d088"/>
    </style:style>
    <style:style style:name="P56" style:family="paragraph" style:parent-style-name="Heading_20_2">
      <style:text-properties officeooo:rsid="0049f6e0" officeooo:paragraph-rsid="0049f6e0"/>
    </style:style>
    <style:style style:name="P57" style:family="paragraph" style:parent-style-name="Heading_20_2">
      <style:text-properties officeooo:rsid="0054101b" officeooo:paragraph-rsid="0054101b"/>
    </style:style>
    <style:style style:name="P58" style:family="paragraph" style:parent-style-name="Heading_20_2">
      <style:text-properties officeooo:rsid="0058904b" officeooo:paragraph-rsid="0058904b"/>
    </style:style>
    <style:style style:name="P59" style:family="paragraph" style:parent-style-name="Heading_20_2">
      <style:text-properties officeooo:rsid="005b605e" officeooo:paragraph-rsid="005b605e"/>
    </style:style>
    <style:style style:name="P60" style:family="paragraph" style:parent-style-name="Heading_20_2">
      <style:text-properties officeooo:rsid="005c808a" officeooo:paragraph-rsid="005c808a"/>
    </style:style>
    <style:style style:name="P61" style:family="paragraph" style:parent-style-name="Heading_20_2">
      <style:text-properties officeooo:rsid="005de270" officeooo:paragraph-rsid="005de270"/>
    </style:style>
    <style:style style:name="P62" style:family="paragraph" style:parent-style-name="Heading_20_2">
      <style:text-properties officeooo:rsid="005f9cd9" officeooo:paragraph-rsid="005f9cd9"/>
    </style:style>
    <style:style style:name="P63"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5eca41" fo:background-color="#dddddd"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65bac7" style:font-weight-asian="normal" style:font-weight-complex="normal"/>
    </style:style>
    <style:style style:name="T24" style:family="text">
      <style:text-properties fo:font-weight="normal" officeooo:rsid="008faae1" style:font-weight-asian="normal" style:font-weight-complex="normal"/>
    </style:style>
    <style:style style:name="T25" style:family="text">
      <style:text-properties style:font-name="Ubuntu Mono" fo:background-color="#dddddd" loext:char-shading-value="0"/>
    </style:style>
    <style:style style:name="T26" style:family="text">
      <style:text-properties style:font-name="Ubuntu Mono" officeooo:rsid="00543f5d" fo:background-color="#dddddd" loext:char-shading-value="0"/>
    </style:style>
    <style:style style:name="T27" style:family="text">
      <style:text-properties style:font-name="Ubuntu Mono" officeooo:rsid="005e376a" fo:background-color="#dddddd" loext:char-shading-value="0"/>
    </style:style>
    <style:style style:name="T28" style:family="text">
      <style:text-properties style:font-name="Ubuntu Mono" officeooo:rsid="0065f20b" fo:background-color="#dddddd" loext:char-shading-value="0"/>
    </style:style>
    <style:style style:name="T29" style:family="text">
      <style:text-properties style:font-name="Ubuntu Mono" officeooo:rsid="0065bac7" fo:background-color="#cccccc" loext:char-shading-value="0"/>
    </style:style>
    <style:style style:name="T30" style:family="text">
      <style:text-properties style:font-name="Ubuntu Mono" officeooo:rsid="007f7ca4" fo:background-color="#cccccc" loext:char-shading-value="0"/>
    </style:style>
    <style:style style:name="T31" style:family="text">
      <style:text-properties style:font-name="Ubuntu Mono" officeooo:rsid="00698848" fo:background-color="#cccccc" loext:char-shading-value="0"/>
    </style:style>
    <style:style style:name="T32" style:family="text">
      <style:text-properties style:font-name="Ubuntu Mono" officeooo:rsid="00813447" fo:background-color="#cccccc" loext:char-shading-value="0"/>
    </style:style>
    <style:style style:name="T33" style:family="text">
      <style:text-properties style:font-name="Ubuntu Mono" officeooo:rsid="0082f803" fo:background-color="#cccccc" loext:char-shading-value="0"/>
    </style:style>
    <style:style style:name="T34" style:family="text">
      <style:text-properties style:font-name="Ubuntu Mono" officeooo:rsid="0084cb6b" fo:background-color="#cccccc" loext:char-shading-value="0"/>
    </style:style>
    <style:style style:name="T35" style:family="text">
      <style:text-properties style:font-name="Ubuntu Mono" officeooo:rsid="00aec61d" fo:background-color="#cccccc" loext:char-shading-value="0"/>
    </style:style>
    <style:style style:name="T36" style:family="text">
      <style:text-properties fo:background-color="#dddddd" loext:char-shading-value="0"/>
    </style:style>
    <style:style style:name="T37" style:family="text">
      <style:text-properties officeooo:rsid="005eca41" fo:background-color="#dddddd" loext:char-shading-value="0"/>
    </style:style>
    <style:style style:name="T38" style:family="text">
      <style:text-properties officeooo:rsid="007cf418" fo:background-color="#dddddd" loext:char-shading-value="0"/>
    </style:style>
    <style:style style:name="T39" style:family="text">
      <style:text-properties officeooo:rsid="0022976d"/>
    </style:style>
    <style:style style:name="T40" style:family="text">
      <style:text-properties officeooo:rsid="0024040f"/>
    </style:style>
    <style:style style:name="T41" style:family="text">
      <style:text-properties officeooo:rsid="00274b96"/>
    </style:style>
    <style:style style:name="T42" style:family="text">
      <style:text-properties officeooo:rsid="00279cd8"/>
    </style:style>
    <style:style style:name="T43" style:family="text">
      <style:text-properties officeooo:rsid="00283c12"/>
    </style:style>
    <style:style style:name="T44" style:family="text">
      <style:text-properties officeooo:rsid="002c5607"/>
    </style:style>
    <style:style style:name="T45" style:family="text">
      <style:text-properties officeooo:rsid="002dcceb"/>
    </style:style>
    <style:style style:name="T46" style:family="text">
      <style:text-properties officeooo:rsid="002f5086"/>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53c004"/>
    </style:style>
    <style:style style:name="T49" style:family="text">
      <style:text-properties style:text-underline-style="solid" style:text-underline-width="auto" style:text-underline-color="font-color" officeooo:rsid="005b605e"/>
    </style:style>
    <style:style style:name="T50" style:family="text">
      <style:text-properties style:text-underline-style="solid" style:text-underline-width="auto" style:text-underline-color="font-color" officeooo:rsid="0060af6a"/>
    </style:style>
    <style:style style:name="T51" style:family="text">
      <style:text-properties style:text-underline-style="solid" style:text-underline-width="auto" style:text-underline-color="font-color" officeooo:rsid="00698848"/>
    </style:style>
    <style:style style:name="T52" style:family="text">
      <style:text-properties style:text-underline-style="solid" style:text-underline-width="auto" style:text-underline-color="font-color" officeooo:rsid="006c68a0"/>
    </style:style>
    <style:style style:name="T53" style:family="text">
      <style:text-properties style:text-underline-style="solid" style:text-underline-width="auto" style:text-underline-color="font-color" officeooo:rsid="007e66a7"/>
    </style:style>
    <style:style style:name="T54" style:family="text">
      <style:text-properties style:text-underline-style="solid" style:text-underline-width="auto" style:text-underline-color="font-color" officeooo:rsid="0089ca3d"/>
    </style:style>
    <style:style style:name="T55" style:family="text">
      <style:text-properties style:text-underline-style="solid" style:text-underline-width="auto" style:text-underline-color="font-color" officeooo:rsid="00bfe021"/>
    </style:style>
    <style:style style:name="T56" style:family="text">
      <style:text-properties style:text-underline-style="solid" style:text-underline-width="auto" style:text-underline-color="font-color" officeooo:rsid="00c2e138"/>
    </style:style>
    <style:style style:name="T57" style:family="text">
      <style:text-properties style:text-underline-style="solid" style:text-underline-width="auto" style:text-underline-color="font-color" officeooo:rsid="00c3b299"/>
    </style:style>
    <style:style style:name="T58" style:family="text">
      <style:text-properties officeooo:rsid="0036d419"/>
    </style:style>
    <style:style style:name="T59" style:family="text">
      <style:text-properties officeooo:rsid="003a9bc9"/>
    </style:style>
    <style:style style:name="T60" style:family="text">
      <style:text-properties officeooo:rsid="003f866a"/>
    </style:style>
    <style:style style:name="T61" style:family="text">
      <style:text-properties officeooo:rsid="003fe9be"/>
    </style:style>
    <style:style style:name="T62" style:family="text">
      <style:text-properties officeooo:rsid="00450073"/>
    </style:style>
    <style:style style:name="T63" style:family="text">
      <style:text-properties officeooo:rsid="004d84e8"/>
    </style:style>
    <style:style style:name="T64" style:family="text">
      <style:text-properties officeooo:rsid="0053b16a"/>
    </style:style>
    <style:style style:name="T65" style:family="text">
      <style:text-properties officeooo:rsid="0596facf"/>
    </style:style>
    <style:style style:name="T66" style:family="text">
      <style:text-properties officeooo:rsid="00547d30"/>
    </style:style>
    <style:style style:name="T67" style:family="text">
      <style:text-properties officeooo:rsid="0055824b"/>
    </style:style>
    <style:style style:name="T68" style:family="text">
      <style:text-properties officeooo:rsid="005b1e17"/>
    </style:style>
    <style:style style:name="T69" style:family="text">
      <style:text-properties officeooo:rsid="005b605e"/>
    </style:style>
    <style:style style:name="T70" style:family="text">
      <style:text-properties officeooo:rsid="005c808a"/>
    </style:style>
    <style:style style:name="T71" style:family="text">
      <style:text-properties officeooo:rsid="005eca41"/>
    </style:style>
    <style:style style:name="T72" style:family="text">
      <style:text-properties officeooo:rsid="0060af6a"/>
    </style:style>
    <style:style style:name="T73" style:family="text">
      <style:text-properties officeooo:rsid="00637dea"/>
    </style:style>
    <style:style style:name="T74" style:family="text">
      <style:text-properties officeooo:rsid="0063a804"/>
    </style:style>
    <style:style style:name="T75" style:family="text">
      <style:text-properties officeooo:rsid="00640512"/>
    </style:style>
    <style:style style:name="T76" style:family="text">
      <style:text-properties officeooo:rsid="0065bac7"/>
    </style:style>
    <style:style style:name="T77" style:family="text">
      <style:text-properties officeooo:rsid="0065f20b"/>
    </style:style>
    <style:style style:name="T78" style:family="text">
      <style:text-properties officeooo:rsid="00698848"/>
    </style:style>
    <style:style style:name="T79" style:family="text">
      <style:text-properties officeooo:rsid="0073488f"/>
    </style:style>
    <style:style style:name="T80" style:family="text">
      <style:text-properties officeooo:rsid="007533cf"/>
    </style:style>
    <style:style style:name="T81" style:family="text">
      <style:text-properties officeooo:rsid="007876da"/>
    </style:style>
    <style:style style:name="T82" style:family="text">
      <style:text-properties officeooo:rsid="00794af0"/>
    </style:style>
    <style:style style:name="T83" style:family="text">
      <style:text-properties officeooo:rsid="007b1788"/>
    </style:style>
    <style:style style:name="T84" style:family="text">
      <style:text-properties officeooo:rsid="007cf418"/>
    </style:style>
    <style:style style:name="T85" style:family="text">
      <style:text-properties officeooo:rsid="00845467"/>
    </style:style>
    <style:style style:name="T86" style:family="text">
      <style:text-properties officeooo:rsid="0084cb6b"/>
    </style:style>
    <style:style style:name="T87" style:family="text">
      <style:text-properties officeooo:rsid="00852f6f"/>
    </style:style>
    <style:style style:name="T88" style:family="text">
      <style:text-properties officeooo:rsid="0085c425"/>
    </style:style>
    <style:style style:name="T89" style:family="text">
      <style:text-properties officeooo:rsid="0088f87f"/>
    </style:style>
    <style:style style:name="T90" style:family="text">
      <style:text-properties officeooo:rsid="0089ca3d"/>
    </style:style>
    <style:style style:name="T91" style:family="text">
      <style:text-properties officeooo:rsid="0089df39"/>
    </style:style>
    <style:style style:name="T92" style:family="text">
      <style:text-properties officeooo:rsid="008b7634"/>
    </style:style>
    <style:style style:name="T93" style:family="text">
      <style:text-properties officeooo:rsid="008faae1"/>
    </style:style>
    <style:style style:name="T94" style:family="text">
      <style:text-properties officeooo:rsid="00944a52"/>
    </style:style>
    <style:style style:name="T95" style:family="text">
      <style:text-properties officeooo:rsid="00982d63"/>
    </style:style>
    <style:style style:name="T96" style:family="text">
      <style:text-properties officeooo:rsid="009b33ce"/>
    </style:style>
    <style:style style:name="T97" style:family="text">
      <style:text-properties officeooo:rsid="009e6943"/>
    </style:style>
    <style:style style:name="T98" style:family="text">
      <style:text-properties officeooo:rsid="00a478da"/>
    </style:style>
    <style:style style:name="T99" style:family="text">
      <style:text-properties officeooo:rsid="00a64baf"/>
    </style:style>
    <style:style style:name="T100" style:family="text">
      <style:text-properties officeooo:rsid="00a67cc8"/>
    </style:style>
    <style:style style:name="T101" style:family="text">
      <style:text-properties officeooo:rsid="00a6fdb9"/>
    </style:style>
    <style:style style:name="T102" style:family="text">
      <style:text-properties officeooo:rsid="00a94d18"/>
    </style:style>
    <style:style style:name="T103" style:family="text">
      <style:text-properties style:text-position="super 58%" style:font-name="Ubuntu Mono" fo:background-color="#dddddd" loext:char-shading-value="0"/>
    </style:style>
    <style:style style:name="T104" style:family="text">
      <style:text-properties officeooo:rsid="00ac4d03"/>
    </style:style>
    <style:style style:name="T105" style:family="text">
      <style:text-properties officeooo:rsid="00acabce"/>
    </style:style>
    <style:style style:name="T106" style:family="text">
      <style:text-properties officeooo:rsid="00b00863"/>
    </style:style>
    <style:style style:name="T107" style:family="text">
      <style:text-properties officeooo:rsid="00b4e34a"/>
    </style:style>
    <style:style style:name="T108" style:family="text">
      <style:text-properties officeooo:rsid="00bb37f6"/>
    </style:style>
    <style:style style:name="T109" style:family="text">
      <style:text-properties officeooo:rsid="00bc39cd"/>
    </style:style>
    <style:style style:name="T110" style:family="text">
      <style:text-properties officeooo:rsid="00bd1a31"/>
    </style:style>
    <style:style style:name="T111" style:family="text">
      <style:text-properties officeooo:rsid="00bdeb70"/>
    </style:style>
    <style:style style:name="T112" style:family="text">
      <style:text-properties officeooo:rsid="00c13157"/>
    </style:style>
    <style:style style:name="T113" style:family="text">
      <style:text-properties officeooo:rsid="00c2e138"/>
    </style:style>
    <style:style style:name="T114" style:family="text">
      <style:text-properties officeooo:rsid="00c3b299"/>
    </style:style>
    <style:style style:name="T115" style:family="text">
      <style:text-properties officeooo:rsid="00c707e5"/>
    </style:style>
    <style:style style:name="T116" style:family="text">
      <style:text-properties officeooo:rsid="00c91931"/>
    </style:style>
    <style:style style:name="T117" style:family="text">
      <style:text-properties officeooo:rsid="00c95cdf"/>
    </style:style>
    <style:style style:name="T118" style:family="text">
      <style:text-properties officeooo:rsid="00caee31"/>
    </style:style>
    <style:style style:name="T119" style:family="text">
      <style:text-properties officeooo:rsid="00cb0eaf"/>
    </style:style>
    <style:style style:name="T120" style:family="text">
      <style:text-properties officeooo:rsid="00cc63c3"/>
    </style:style>
    <style:style style:name="T121" style:family="text">
      <style:text-properties officeooo:rsid="00ceea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3">Pocket Quest <text:span text:style-name="T101">v.1.3</text:span></text:p>
      <text:p text:style-name="P1"/>
      <text:p text:style-name="P6">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5">player</text:span> is in control of an imaginary <text:span text:style-name="T40">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3" text:outline-level="2">Dice Mechanics</text:h>
      <text:p text:style-name="P4">When a <text:span text:style-name="T39">CHR's</text:span> ability must be tested, <text:span text:style-name="T121">describe the actions dramatically then </text:span>roll <text:span text:style-name="T25">1d6-1d6</text:span> and apply the result to the trait being tested. This is known as a <text:span text:style-name="T2">Standard Roll</text:span> <text:span text:style-name="T85">or just “Roll”</text:span>.</text:p>
      <text:h text:style-name="P54" text:outline-level="2">Character Creation</text:h>
      <text:p text:style-name="P5">1. <text:span text:style-name="T41">Write down the PC's seven </text:span><text:span text:style-name="T6">Primary Traits</text:span><text:span text:style-name="T41">: </text:span><text:span text:style-name="T6">Strength</text:span><text:span text:style-name="T41"> (</text:span><text:span text:style-name="T6">STR</text:span><text:span text:style-name="T41">), </text:span><text:span text:style-name="T6">Perception</text:span><text:span text:style-name="T41"> (</text:span><text:span text:style-name="T6">PER</text:span><text:span text:style-name="T41">), </text:span><text:span text:style-name="T6">Intelligence</text:span><text:span text:style-name="T41"> (</text:span><text:span text:style-name="T6">INT</text:span><text:span text:style-name="T41">), </text:span><text:span text:style-name="T6">Dexterity</text:span><text:span text:style-name="T41"> (</text:span><text:span text:style-name="T6">DEX</text:span><text:span text:style-name="T41">), </text:span><text:span text:style-name="T6">Vitality</text:span><text:span text:style-name="T41"> (</text:span><text:span text:style-name="T6">VIT</text:span><text:span text:style-name="T41">), </text:span><text:span text:style-name="T6">Charisma</text:span><text:span text:style-name="T41"> (</text:span><text:span text:style-name="T6">CHA</text:span><text:span text:style-name="T41">) and </text:span><text:span text:style-name="T6">Magic</text:span><text:span text:style-name="T41"> (</text:span><text:span text:style-name="T6">MAG</text:span><text:span text:style-name="T41">).</text:span></text:p>
      <text:p text:style-name="P7">2. Write down the <text:span text:style-name="T43">PC</text:span>'s 12 <text:span text:style-name="T2">Secondary Traits</text:span>. <text:span text:style-name="T42">Each secondary trait is based off one primary trait: </text:span><text:span text:style-name="T7">Health Points</text:span><text:span text:style-name="T42"> (</text:span><text:span text:style-name="T7">HP</text:span><text:span text:style-name="T42">) = VIT. </text:span><text:span text:style-name="T7">Stamina Points</text:span><text:span text:style-name="T42"> (</text:span><text:span text:style-name="T7">SP</text:span><text:span text:style-name="T42">) = VIT. </text:span><text:span text:style-name="T7">Skills</text:span><text:span text:style-name="T42"> (</text:span><text:span text:style-name="T7">SKL</text:span><text:span text:style-name="T42">) = INT. </text:span><text:span text:style-name="T7">Language Points</text:span><text:span text:style-name="T42"> (</text:span><text:span text:style-name="T7">LP</text:span><text:span text:style-name="T42">) = INT. </text:span><text:span text:style-name="T7">Fortitude Save</text:span><text:span text:style-name="T42"> = VIT. </text:span><text:span text:style-name="T7">Reflex Save</text:span><text:span text:style-name="T42"> = DEX. </text:span><text:span text:style-name="T7">Will Save</text:span><text:span text:style-name="T42"> = INT. </text:span><text:span text:style-name="T7">Melee Attack</text:span><text:span text:style-name="T42"> (</text:span><text:span text:style-name="T7">MA</text:span><text:span text:style-name="T42">) = STR + </text:span><text:span text:style-name="T7">Weapon Damage</text:span><text:span text:style-name="T42"> (</text:span><text:span text:style-name="T7">WD</text:span><text:span text:style-name="T42">). </text:span><text:span text:style-name="T7">Ranged Attack</text:span><text:span text:style-name="T42"> (</text:span><text:span text:style-name="T7">RA</text:span><text:span text:style-name="T42">) = PER + WD. </text:span><text:span text:style-name="T7">Unarmed Attack</text:span><text:span text:style-name="T42"> (</text:span><text:span text:style-name="T7">UA</text:span><text:span text:style-name="T42">) = DEX. </text:span><text:span text:style-name="T7">Defense</text:span><text:span text:style-name="T42"> (</text:span><text:span text:style-name="T7">DFS</text:span><text:span text:style-name="T42">) = DEX + </text:span><text:span text:style-name="T7">Armor Toughness</text:span><text:span text:style-name="T42"> (</text:span><text:span text:style-name="T7">AT</text:span><text:span text:style-name="T42">). </text:span><text:span text:style-name="T7">Mana Points</text:span><text:span text:style-name="T42"> (</text:span><text:span text:style-name="T7">MP</text:span><text:span text:style-name="T42">) &amp; </text:span><text:span text:style-name="T7">Psionics Points</text:span><text:span text:style-name="T42"> (</text:span><text:span text:style-name="T7">PSI</text:span><text:span text:style-name="T42">) = MAG (see the “magic” sheet).</text:span></text:p>
      <text:p text:style-name="P8">3. Choose an <text:span text:style-name="T2">Archetype</text:span> (<text:span text:style-name="T2">ARC</text:span>) and write down <text:span text:style-name="T80">all</text:span> bonuses <text:span text:style-name="T80">and deteriments</text:span>. <text:span text:style-name="T46">Treat missing primary traits as 0. </text:span>Optionally, you ma<text:span text:style-name="T86">y</text:span> <text:span text:style-name="T2">Dual Arch</text:span> by choosing two ARCs, halving all bonuses &amp; penalties <text:span text:style-name="T91">(rounding down) </text:span>and combining the stats together. For mutually-exclusive stats, always choose the more restrictive of the two.</text:p>
      <text:p text:style-name="P13">4. <text:span text:style-name="T58">Choose a race or species and write down all bonuses &amp; detriments.</text:span></text:p>
      <text:p text:style-name="P14"><text:span text:style-name="T85">5</text:span>. Add <text:span text:style-name="T85">3</text:span>d6 <text:span text:style-name="T2">Character Points</text:span> (<text:span text:style-name="T2">CP</text:span>) to any of the <text:span text:style-name="T94">primary traits</text:span> in any order. <text:span text:style-name="T59">N</text:span>o <text:span text:style-name="T94">primary trait may have</text:span> less than 1 CP (<text:span text:style-name="T59">MAG</text:span> ex<text:span text:style-name="T59">empt</text:span>) or <text:span text:style-name="T59">greater</text:span> than 10 CP.</text:p>
      <text:p text:style-name="P15"><text:span text:style-name="T85">6</text:span>. <text:span text:style-name="T62">Start with 3d6 money. Buy weapons, armor &amp; equipment.</text:span></text:p>
      <text:p text:style-name="P30"><text:span text:style-name="T85">7</text:span>. Come up with a <text:span text:style-name="T85">PC</text:span> name, background, profession and personality.</text:p>
      <text:h text:style-name="P55" text:outline-level="2">Archetypes</text:h>
      <text:p text:style-name="P8"><text:span text:style-name="T47">ARCANIST</text:span>: PER 2, INT 6, CHA 4, MAG 8, 5 <text:span text:style-name="T106">Feats</text:span>, <text:span text:style-name="T2">Movement Points</text:span> (<text:span text:style-name="T2">MV</text:span>) 7, <text:span text:style-name="T46">+</text:span>2 <text:span text:style-name="T46">SKL</text:span> (INT), 1d6-1 HP per <text:span text:style-name="T8">Level</text:span><text:span text:style-name="T44"> (</text:span><text:span text:style-name="T8">LVL</text:span><text:span text:style-name="T44">)</text:span>.</text:p>
      <text:p text:style-name="P9"><text:span text:style-name="T47">FIGHTER</text:span> – STR 6, INT 2, DEX 8, VIT 4, 4 <text:span text:style-name="T106">Feats</text:span>, <text:span text:style-name="T45">MV 6,</text:span> 1d6+1 HP per <text:span text:style-name="T45">LVL</text:span>.</text:p>
      <text:p text:style-name="P10"><text:span text:style-name="T47">HEALER</text:span> – STR 4, PER 2, CHA 6, VIT 8, 4 <text:span text:style-name="T106">Feats</text:span>, MV <text:span text:style-name="T46">5</text:span>, 1d6+1 HP per LVL.</text:p>
      <text:p text:style-name="P11"><text:span text:style-name="T47">LEADER</text:span> – PER 4, INT 6, CHA 8, VIT 2, 4 <text:span text:style-name="T106">Feats</text:span>, MV 6, +1 SKL (INT), 1d6-1 HP per LVL.</text:p>
      <text:p text:style-name="P36"><text:span text:style-name="T47">MARKSMAN</text:span> – PER 8, INT 4, DEX 6, CHA 2, 3 <text:span text:style-name="T106">Feats</text:span>, MV 8, 1d6 HP per LVL, +1 <text:span text:style-name="T2">Power Point</text:span> (<text:span text:style-name="T2">PP</text:span>) per <text:span text:style-name="T18">Attack</text:span><text:span text:style-name="T81"> (</text:span><text:span text:style-name="T18">ATK</text:span><text:span text:style-name="T81">)</text:span>.</text:p>
      <text:p text:style-name="P37"><text:span text:style-name="T47">SCOUT</text:span> – STR 2, PER 6, INT 8, DEX 4, 5 <text:span text:style-name="T106">Feat</text:span>s, MV 7, 1d6 HP per LVL. -1 SKL (STR), -1 PP <text:span text:style-name="T81">per ATK</text:span>, -1 SP.</text:p>
      <text:p text:style-name="P12"><text:span text:style-name="T47">WARRIOR</text:span> – STR 8, DEX 2, CHA 4, VIT 6, MV 5, 1d6+2 HP per LVL, +1 F<text:span text:style-name="T102">ortitude</text:span>.</text:p>
      <text:h text:style-name="P55" text:outline-level="2">Races &amp; Species</text:h>
      <text:p text:style-name="P38"><text:span text:style-name="T47">DWARF</text:span> – <text:span text:style-name="T60">Size: Small. Feats: Heat Vision, Poison Resistance, Dark Vision, Improved Climb, Fear Resistance. +4 SKL (STR), +1 Will.</text:span></text:p>
      <text:p text:style-name="P38"><text:span text:style-name="T47">ELF</text:span> – <text:span text:style-name="T61">Size: Medium, Feats: Magic Resistance, Heat Vision, Improved Listen, Sprint, Illusion Resistance. +3 SKL (DEX), +2 LP (Dwarf), +2 LP (Hobgoblin). -2 SKL (STR).</text:span></text:p>
      <text:p text:style-name="P39"><text:span text:style-name="T47">HUMAN</text:span> – Size: Medium. Feats: Sprint, Improved Jump, Improved Climb, Improved Swim, Fear Resistance. +1 SKL (STR), +3 LP (Any), +1 <text:span text:style-name="T100">W</text:span>ill.</text:p>
      <text:p text:style-name="P40"><text:span text:style-name="T55">KLANGON</text:span> – Size: <text:span text:style-name="T112">Large</text:span>. Feats: Sprint, Improved Jump, <text:span text:style-name="T112">Dark Vision</text:span>, Fear Resistance, <text:span text:style-name="T112">Improved Climb</text:span>. +<text:span text:style-name="T112">3</text:span> <text:span text:style-name="T112">LP</text:span> (<text:span text:style-name="T112">Megalisk</text:span>), +<text:span text:style-name="T112">2</text:span> <text:span text:style-name="T112">SKL</text:span> (<text:span text:style-name="T112">STR</text:span>), +1 <text:span text:style-name="T112">SKL (PER)</text:span>. -<text:span text:style-name="T112">1 Reflex.</text:span></text:p>
      <text:p text:style-name="P41"><text:span text:style-name="T56">VULTAN</text:span> – Size: <text:span text:style-name="T113">Medium</text:span>. Feats: <text:span text:style-name="T113">Psionics Resistance, Heal Self, Heat Vision, Illusion Resistance, Improved Listen</text:span>. +<text:span text:style-name="T113">5 SKL (CHA).</text:span></text:p>
      <text:h text:style-name="P56" text:outline-level="2">Feats</text:h>
      <text:p text:style-name="P43"><text:span text:style-name="T47">DARK VISION</text:span> – Can see in “no illumination” environments as if in “partial illumination” environments–up to 6 spaces away. Cannot see color when using this ability.</text:p>
      <text:p text:style-name="P46"><text:span text:style-name="T47">FEAR RESISTANCE</text:span> – +2 will vs fear &amp; charm.</text:p>
      <text:p text:style-name="P51"><text:span text:style-name="T47">HEAL SELF</text:span> – Once per day, you may spend a full-turn action to heal a number of HP equal to the CHR's LVL.</text:p>
      <text:p text:style-name="P43"><text:span text:style-name="T47">HEAT VISION</text:span> – Can see bodies of heat in “partial illumination” and “no illumination” environments up to 6 spaces away. Cannot be used to detect cold blooded <text:span text:style-name="T82">CHRs</text:span>.</text:p>
      <text:p text:style-name="P47"><text:span text:style-name="T47">I</text:span><text:span text:style-name="T57">LLUSION RESISTANCE</text:span> – <text:span text:style-name="T114">+1 to skill tests, saves and DFS vs illusions and illusionary effects.</text:span></text:p>
      <text:p text:style-name="P45"><text:span text:style-name="T47">IMPROVED CLIMB</text:span> – +2 to climb skill tests and MV when traveling through vertical terrain.</text:p>
      <text:p text:style-name="P48"><text:span text:style-name="T47">IMPROVED JUMP</text:span> – <text:span text:style-name="T63">+2 to jump skill tests and jump distances.</text:span></text:p>
      <text:p text:style-name="P47"><text:span text:style-name="T47">IMPROVED </text:span><text:span text:style-name="T48">LISTEN</text:span> – <text:span text:style-name="T65">+2 to listen skill tests and listen distances.</text:span></text:p>
      <text:p text:style-name="P49"><text:span text:style-name="T47">IMPROVED SWIM</text:span> – +2 to swim tests and MV when traveling through water terrain.</text:p>
      <text:p text:style-name="P43"><text:span text:style-name="T47">MAGIC RESISTANCE</text:span> – <text:span text:style-name="T64">Immunity to paralysis, +2 will vs sleep &amp; magic spells.</text:span></text:p>
      <text:p text:style-name="P44"><text:span text:style-name="T47">POISON RESISTANCE</text:span> – Immunity to disease, +1 fortitude vs poison &amp; paralysis.</text:p>
      <text:p text:style-name="P50"><text:span text:style-name="T47">PSIONICS RESISTANCE</text:span> – Immunity to ESP, +2 <text:span text:style-name="T115">Will</text:span> vs charm &amp; psionics.</text:p>
      <text:p text:style-name="P42"><text:span text:style-name="T47">SPRINT</text:span> – Spend 1 SP to gain twice the number of remaining MV until <text:span text:style-name="T19">End of Turn</text:span><text:span text:style-name="T107"> (</text:span><text:span text:style-name="T19">EOT</text:span><text:span text:style-name="T107">)</text:span>.</text:p>
      <text:h text:style-name="P57" text:outline-level="2">Experience Levels</text:h>
      <text:p text:style-name="P16">Every <text:span text:style-name="T85">PC</text:span> starts at LVL 0. As CHRs collect <text:span text:style-name="T2">Experience Points</text:span> (<text:span text:style-name="T2">XP</text:span>), they may reach a new <text:span text:style-name="T77">LVL</text:span> <text:span text:style-name="T66">after collecting</text:span> XP equal to <text:span text:style-name="T25">L</text:span><text:span text:style-name="T28">VL</text:span><text:span text:style-name="T103">2</text:span><text:span text:style-name="T25"> x </text:span><text:span text:style-name="T26">500</text:span> for the <text:span text:style-name="T66">new LVL</text:span>. Once a new LVL is earned, each CHR <text:span text:style-name="T66">receives</text:span> a number of <text:span text:style-name="T66">extra</text:span> HP <text:span text:style-name="T66">(according to their chosen</text:span> ARC<text:span text:style-name="T66">)</text:span>, 1d6 extra SKL, and can cast MAG <text:span text:style-name="T67">the same tier or lower equal to their new LVL.</text:span></text:p>
      <text:h text:style-name="P58" text:outline-level="2">Space &amp; Time</text:h>
      <text:p text:style-name="P17">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7">In-game time is measured in two <text:span text:style-name="T24">t</text:span><text:span text:style-name="T22">ime</text:span><text:span text:style-name="T2"> Intervals</text:span>: <text:span text:style-name="T2">Tactical Time</text:span> and <text:span text:style-name="T2">Cautious Time</text:span>. When in <text:span text:style-name="T2">Combat</text:span>, time slows to <text:span text:style-name="T93">tactical time</text:span> where each <text:span text:style-name="T88">interval</text:span> represents 6 seconds. Outside of <text:span text:style-name="T88">combat</text:span>, time speeds up to <text:span text:style-name="T93">cautious time</text:span> where each <text:span text:style-name="T88">interval</text:span> represents 1 minute.</text:p>
      <text:h text:style-name="P58" text:outline-level="2">Movement</text:h>
      <text:p text:style-name="P17">A CHR may move a number of space<text:span text:style-name="T88">s</text:span> equal to their MV <text:span text:style-name="T82">per action </text:span>during <text:span text:style-name="T98">tactical time</text:span>. During <text:span text:style-name="T98">cautious time</text:span>, CHRs may move a number of space<text:span text:style-name="T118">s</text:span> equal to <text:soft-page-break/><text:span text:style-name="T27">MV</text:span><text:span text:style-name="T25"> x </text:span><text:span text:style-name="T27">2</text:span>. CHRs may spend 1 SP to gain +1 MV <text:span text:style-name="T119">until EOT</text:span>. CHRs may not spend SP this way if they have 0 or less SP. <text:span text:style-name="T69">The MV cost to move into a space depends on the terrain type of the space.</text:span></text:p>
      <text:h text:style-name="P58" text:outline-level="2">Rest &amp; Recuperation</text:h>
      <text:p text:style-name="P17">For a CHR to be considered resting, they cannot engage in any strenuous activities (such as <text:span text:style-name="T88">combat</text:span>) or carry, li<text:span text:style-name="T92">ft</text:span> or move any objects that are heavy.</text:p>
      <text:p text:style-name="P17"><text:span text:style-name="T47">SLEEP</text:span> – CHRs must sleep for 8 hours each day or suffer 1 <text:span text:style-name="T2">Exhaustion Counter</text:span>. CHRs will suffer an additional <text:span text:style-name="T89">exhaustion counter</text:span> for every 4 hours more of sleep they've been deprived. For every 8 hours a CHR sleeps, they lose 1 <text:span text:style-name="T89">exhaustion counter</text:span>.</text:p>
      <text:p text:style-name="P18"><text:span text:style-name="T47">SHORT REST</text:span> – For every <text:span text:style-name="T83">1 </text:span>hour a CHR rests, they recover 1 SP.</text:p>
      <text:p text:style-name="P18"><text:span text:style-name="T47">NATURAL HEALING</text:span> – CHRs regain a number of lost <text:span text:style-name="T25">HP = LVL</text:span> per day (minimum ½ HP), or <text:span text:style-name="T25">2 x LVL</text:span> per day if the CHR rested for an entire day.</text:p>
      <text:h text:style-name="P59" text:outline-level="2">Light &amp; Vision</text:h>
      <text:p text:style-name="P20"><text:span text:style-name="T47">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5">CHRs suffer a </text:span><text:span text:style-name="T16">Blind Counter</text:span><text:span text:style-name="T95"> to anything in NI. CHRs suffer a </text:span><text:span text:style-name="T16">Partial Blind Counter</text:span><text:span text:style-name="T95"> to anything in </text:span>PI.</text:p>
      <text:p text:style-name="P21"><text:span text:style-name="T47">LINE OF SIGHT</text:span> – <text:span text:style-name="T70">For a CHR to have LOS to a target or space, the GM must be able to draw an uninterrupted straight line from any corner of the space the CHR occupies to any corner of the space the target occupies.</text:span></text:p>
      <text:h text:style-name="P60" text:outline-level="2">Death</text:h>
      <text:p text:style-name="P22">When a CHR's HP is 0 or less, the CHR is dead. The total number of XP of the dead PC should be reduced by 10% (rounded down), then transferred to the <text:span text:style-name="T85">player</text:span>'s new CHR.</text:p>
      <text:h text:style-name="P61" text:outline-level="2">Common Character Actions</text:h>
      <text:p text:style-name="P34"><text:span text:style-name="T47">SKILL TESTS</text:span> – <text:span text:style-name="T71">Whenever the GM feels a CHR's ability to complete an action is uncertain they will have the player roll and apply the result to an appropriate primary trait for the skill type tested. </text:span><text:span text:style-name="T37">If the total is 5 or higher, the </text:span><text:span text:style-name="T21">Skill Test</text:span><text:span text:style-name="T37"> is successful</text:span><text:span text:style-name="T71">.</text:span></text:p>
      <text:p text:style-name="P52"><text:span text:style-name="T47">COMPREHEND LANGUAGE</text:span> – If a CHR wishes to listen, speak, write or read a <text:span text:style-name="T2">Language</text:span> (<text:span text:style-name="T2">LANG</text:span>), they may <text:span text:style-name="T86">roll</text:span> and apply the result to the number of LP they have for that LANG. <text:span text:style-name="T36">If the total is 5 or higher, the LANG test is successful</text:span>.</text:p>
      <text:p text:style-name="P24"><text:span text:style-name="T47">SAVE SELF</text:span> – If something challenges a CHR's fortitude, reflex or will, they may make a <text:span text:style-name="T85">fortitude, reflex or will save</text:span> (respectively). <text:span text:style-name="T85">Roll</text:span> and apply the result to the save. <text:span text:style-name="T36">If the total is 5 or higher, </text:span><text:span text:style-name="T38">negate the effect or </text:span><text:span text:style-name="T36">reduce any DMG by half</text:span>.</text:p>
      <text:p text:style-name="P19"><text:span text:style-name="T49">FALLING</text:span><text:span text:style-name="T69"> – </text:span>A CHR suffers 1 DMG for every space fallen <text:span text:style-name="T116">(</text:span>up to a maximum of 50 DMG<text:span text:style-name="T116">)</text:span>.</text:p>
      <text:p text:style-name="P19"><text:span text:style-name="T49">CRUSHING OBJECTS</text:span><text:span text:style-name="T69"> – </text:span>Falling objects deal a number of DMG equal to their weight <text:span text:style-name="T68">(in kilograms) </text:span>to any unfortunate victims they hit. If the object falls less than 3 spaces, it deals ½ DMG. CHRs who succeed at a <text:span text:style-name="T117">reflex save</text:span> can reduce the DMG suffered by half.</text:p>
      <text:h text:style-name="P62" text:outline-level="2">Combat</text:h>
      <text:p text:style-name="P23"><text:span text:style-name="T53">A. </text:span><text:span text:style-name="T50">SURPRISE &amp; INITIATIVE</text:span><text:span text:style-name="T72"> – </text:span>At the start of <text:span text:style-name="T88">combat, the closest CHR to an enemy NPC must make a PER skill test. The CHR with the highest PER test result gains </text:span><text:span text:style-name="T9">Initiative</text:span><text:span text:style-name="T72">. NPCs make this test once per race or species type. If any party's PER test result is 5 or more points below the winning party, they are surprised for one </text:span><text:span text:style-name="T9">Turn</text:span><text:span text:style-name="T72"> and cannot perform any </text:span><text:span text:style-name="T9">Action</text:span><text:span text:style-name="T10">s</text:span><text:span text:style-name="T72">.</text:span></text:p>
      <text:p text:style-name="P35"><text:span text:style-name="T53">B. </text:span><text:span text:style-name="T47">DECLARE ACT</text:span><text:span text:style-name="T54">IONS</text:span> – Before <text:span text:style-name="T73">CHRs</text:span> in the PC's <text:span text:style-name="T90">party</text:span> can perform an<text:span text:style-name="T74">y</text:span> <text:span text:style-name="T90">actions</text:span>, the <text:span text:style-name="T85">player</text:span>s must declare the <text:span text:style-name="T90">action</text:span>s <text:span text:style-name="T99">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100">longer</text:span> amounts of time to perform. <text:span text:style-name="T104">Each action type</text:span> require<text:span text:style-name="T104">s</text:span> <text:span text:style-name="T100">specific</text:span> <text:span text:style-name="T75">amounts of time</text:span> to perform <text:span text:style-name="T100">(</text:span>depending on the <text:span text:style-name="T100">action).</text:span> <text:span text:style-name="T104">B</text:span>oth ATKs and <text:span text:style-name="T76">moving a number of spaces up to a CHR's</text:span> <text:span text:style-name="T75">MV</text:span> <text:span text:style-name="T75">are </text:span>considered <text:span text:style-name="T90">standard actions</text:span>.</text:p>
      <text:p text:style-name="P28"><text:span text:style-name="T53">C. </text:span><text:span text:style-name="T47">PERFORM ACT</text:span><text:span text:style-name="T54">IONS</text:span> – <text:span text:style-name="T105">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5"><text:span text:style-name="T47">MELEE ATTACKS</text:span> – <text:span text:style-name="T76">Any CHR with a </text:span><text:span text:style-name="T11">Melee Weapon</text:span><text:span text:style-name="T76"> (</text:span><text:span text:style-name="T11">MW</text:span><text:span text:style-name="T76">) may MA an adjacent CHR. The success or failure of a MA is determined by </text:span><text:span text:style-name="T29">STR + WD </text:span><text:span text:style-name="T30">+ </text:span><text:span text:style-name="T34">ROL</text:span><text:span text:style-name="T35">L</text:span><text:span text:style-name="T76">. For every 1 point over the </text:span><text:span text:style-name="T11">Defender's</text:span><text:span text:style-name="T76"> DFS, 1 DMG is inflicted.</text:span></text:p>
      <text:p text:style-name="P26"><text:span text:style-name="T51">RANGED</text:span><text:span text:style-name="T47"> ATTACKS</text:span> – <text:span text:style-name="T76">Any CHR with a </text:span><text:span text:style-name="T11">Ranged Weapon</text:span><text:span text:style-name="T76"> (</text:span><text:span text:style-name="T11">RW</text:span><text:span text:style-name="T76">) may RA a CHR in LOS. <text:s/>The success or failure of a RA is determined by </text:span><text:span text:style-name="T29">PER + WD </text:span><text:span text:style-name="T32">+ </text:span><text:span text:style-name="T34">ROLL</text:span><text:span text:style-name="T76">. For every +1 from the roll, add +1 to the ATK's </text:span><text:span text:style-name="T11">Range</text:span><text:span text:style-name="T76"> distance. For every -1 from the roll, subtract -1 range for the ATK. For every 1 point over the d</text:span><text:span text:style-name="T23">efender's</text:span><text:span text:style-name="T76"> DFS, 1 DMG is inflicted.</text:span></text:p>
      <text:p text:style-name="P26"><text:span text:style-name="T51">UNARMED</text:span><text:span text:style-name="T47"> ATTACKS</text:span> – <text:span text:style-name="T78">Any CHR may UA an adjacent CHR. The success or failure of an UA is determined by </text:span><text:span text:style-name="T31">DEX </text:span><text:span text:style-name="T33">+ </text:span><text:span text:style-name="T34">ROLL</text:span><text:span text:style-name="T78">. The </text:span><text:span text:style-name="T12">Attacker</text:span><text:span text:style-name="T78"> may choose to kick the defender and gain +2 ATK until EOT but suffer -1 DFS until EOT and spends a full-turn action attacking. The attacker may choose to strike the defender and may ATK twice per standard action spent striking.</text:span></text:p>
      <text:p text:style-name="P27"><text:span text:style-name="T52">WRESTLING</text:span> – <text:span text:style-name="T78">A CHR may </text:span><text:span text:style-name="T12">Wrestle</text:span><text:span text:style-name="T78"> an adjacent CHR. Wrestling is performed the same as an UA but with no kick or strike effects. Both the attacker and defender have four </text:span><text:span text:style-name="T12">Wrestling Statuses</text:span><text:span text:style-name="T78">: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1"><text:span text:style-name="T47">POWER POINTS</text:span> – For every +1 from a<text:span text:style-name="T108">n ATK</text:span> <text:span text:style-name="T86">roll</text:span>, that CHR <text:span text:style-name="T79">receives</text:span> <text:span text:style-name="T120">+</text:span>1 <text:span text:style-name="T120">PP</text:span> until <text:span text:style-name="T107">EOT</text:span>. PP can be spent on item and equipment <text:span text:style-name="T2">Abilities</text:span> <text:span text:style-name="T97">(</text:span>see the equipment sheet<text:span text:style-name="T97">)</text:span>.</text:p>
      <text:p text:style-name="P32"><text:span text:style-name="T47">DEFENSIVE COVER</text:span> – There are three types of cover that a CHR can use to shield themselves from an ATK: <text:span text:style-name="T15">Full Cover</text:span> blocks line of sight, <text:span text:style-name="T15">Partial Cover</text:span> provides +2 DFS to the <text:span text:style-name="T96">defender</text:span> and <text:span text:style-name="T2">No Cover</text:span> provides no <text:span text:style-name="T109">effects</text:span>.</text:p>
      <text:h text:style-name="P63" text:outline-level="2">Con<text:span text:style-name="T86">d</text:span>itions</text:h>
      <text:p text:style-name="P33"><text:span text:style-name="T47">BLIND</text:span> – If “Partial Blind”: You suffer -2 to ATK and DFS. Otherwise: You suffer -4 to ATK and DFS.</text:p>
      <text:p text:style-name="P29"><text:span text:style-name="T47">EXHAUSTION</text:span> – You suffer -1 SP and -1 to all <text:span text:style-name="T86">rolls</text:span> for every <text:span text:style-name="T89">exhaustion counter</text:span>. <text:span text:style-name="T89">REST 1 DAY</text:span>: Remove 1 <text:span text:style-name="T89">exhaustion counter</text:span>.</text:p>
      <text:p text:style-name="P29"><text:span text:style-name="T47">POISONED</text:span> – EVERY <text:span text:style-name="T87">TURN</text:span>: Make a F<text:span text:style-name="T102">ortitude Save</text:span>: If successful, remove 1 <text:span text:style-name="T2">Poison Counter</text:span>. If failed, you die.</text:p>
      <text:p text:style-name="P29"><text:span text:style-name="T47">BLEED</text:span> – EVERY MINUTE: Make a F<text:span text:style-name="T102">ortitude Save</text:span> for every <text:span text:style-name="T2">Bleed Counte</text:span><text:span text:style-name="T14">r</text:span>: If successful, remove 1 <text:span text:style-name="T110">bleed counter</text:span>. If failed, suffer -1 HP.</text:p>
      <text:p text:style-name="P29"><text:span text:style-name="T47">CONFUSE</text:span> – EVERY TURN: Make a W<text:span text:style-name="T102">ill Save</text:span>: If successful, remove 1 <text:span text:style-name="T2">Confuse Counter</text:span>. If failed, <text:span text:style-name="T111">suffer </text:span>-3 to all <text:span text:style-name="T111">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1-23T07:03:57.379692669</dc:date>
    <meta:editing-duration>PT20H25M56S</meta:editing-duration>
    <meta:editing-cycles>184</meta:editing-cycles>
    <meta:generator>LibreOffice/4.3.5.2$Linux_X86_64 LibreOffice_project/430m0$Build-2</meta:generator>
    <meta:document-statistic meta:table-count="0" meta:image-count="0" meta:object-count="0" meta:page-count="2" meta:paragraph-count="80" meta:word-count="2111" meta:character-count="11557" meta:non-whitespace-character-count="9477"/>
  </office:meta>
</office:document-meta>
</file>